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10.5pt" fo:letter-spacing="normal" fo:font-style="normal" fo:font-weight="normal"/>
    </style:style>
    <style:style style:name="T2" style:family="text">
      <style:text-properties fo:font-variant="normal" fo:text-transform="none" fo:color="#000000" loext:opacity="100%" style:font-name="apple-system" fo:font-size="9.75pt" fo:letter-spacing="normal" fo:font-style="normal" fo:font-weight="normal"/>
    </style:style>
    <style:style style:name="T3" style:family="text">
      <style:text-properties fo:font-variant="normal" fo:text-transform="none" fo:color="#000000"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Плохой психоанализ.<text:line-break/><text:line-break/>Недавно сам видел в сети: таролог - психолог, обучение 5 месяцев. Интересно звучит. А некоторые люди корочки психолога получают после 5 лет института. В век коучей, шаманов, психологов –тарологов, которые имеют обычно в анамнезе краткосрочные курсы, психоанализ остается с одной стороны чем-то монументальным, а с другой –похоже никогда не достигнет уровня их популярности.<text:line-break/><text:line-break/>Век скоростных и эффективных решений требует результатов, подпитывая всемогущий контроль и расщепление разного рода психопатологии. Тут как нельзя кстати может помочь совет специалиста, такой магический рецепт, волшебная таблетка от всех болезней. И тут человека можно понять по- человечески – он хочет избавиться от страданий, хочет избавиться от симптомов, плохого мужа, своей злости. Просто хочет жить нормальной и желательно счастливой жизнью.<text:line-break/><text:line-break/>Но причем здесь психоанализ? Почему он не может конкурировать с коучингом? Ведь реальная подготовка аналитика может занимать лет десять с бесконечными семинарами, супервизиями и часами личной терапии. Тогда для чего это все?<text:line-break/><text:line-break/>Ответ есть. Психоанализ не делает человека счастливым.<text:line-break/>Человек приходит в терапию и ждет улучшения, ждет инсайта и освобождения. А что дает ему психоанализ - в идеале глубокое понимание себя и окружающей реальности. Не счастье, а видение реальности с ее неоднозначными сложными выборами, несправедливостью, иногда беспомощностью и отсутствием волшебства. И возможность справляться с этой нелегкой жизнью. Наверное, это сильно отличается от помощи колдуна, который просто проведет ритуал и поправит жизнь.<text:line-break/><text:line-break/>Наверное, подобное разочарование ( и изменение?) пережил принц Гаутама, когда оказался за пределами своего прекрасного королевского дворца и увидел боль, голод, старость, страдание и смерть. Жизнь есть страдание. Если бы он был психоаналитиком, то он, наверное, сказал бы: жизнь есть страдание, а психоанализ это про жизнь. Поэтому не стоит обращаться в психоанализ, не имея серьезных причин для внутренней трансформации. А хотя… Можно, только тогда это понимание придется обрести в процессе терапии.<text:line-break/><text:line-break/>И помните психоанализ не принесет счастья, но поможет вам быть ближе к реальности.<text:line-break/>Запись на терапию Viber, WhatsApp 8-909-731-20-44 Максим Федорышин</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13:40:19.522701616</meta:creation-date>
    <dc:date>2025-11-10T13:46:50.090813371</dc:date>
    <meta:editing-duration>PT6M29S</meta:editing-duration>
    <meta:editing-cycles>7</meta:editing-cycles>
    <meta:generator>LibreOffice/24.2.7.2$Linux_X86_64 LibreOffice_project/420$Build-2</meta:generator>
    <meta:document-statistic meta:table-count="0" meta:image-count="0" meta:object-count="0" meta:page-count="1" meta:paragraph-count="1" meta:word-count="307" meta:character-count="2228" meta:non-whitespace-character-count="1915"/>
  </office:meta>
</office:document-meta>
</file>